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26pt"/>
    </style:style>
    <style:style style:name="co3" style:family="table-column">
      <style:table-column-properties fo:break-before="auto" style:column-width="16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5.64pt" svg:y="2.83pt">
            <draw:object draw:notify-on-update-of-ranges="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7740" calcext:value-type="float">
            <text:p>774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10600" calcext:value-type="float">
            <text:p>1060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-2000" calcext:value-type="float">
            <text:p>-2,000.000</text:p>
          </table:table-cell>
          <table:table-cell table:style-name="ce2" table:formula="of:=INDIRECT(ADDRESS(ROW()*2-1;2))" office:value-type="float" office:value="-2000" calcext:value-type="float">
            <text:p>-2,0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1000" calcext:value-type="float">
            <text:p>-1,0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1000" calcext:value-type="float">
            <text:p>-1,000.000</text:p>
          </table:table-cell>
          <table:table-cell table:style-name="ce2" table:formula="of:=INDIRECT(ADDRESS(ROW()*2-1;2))" office:value-type="float" office:value="0" calcext:value-type="float">
            <text:p>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1000" calcext:value-type="float">
            <text:p>1,000.000</text:p>
          </table:table-cell>
          <table:table-cell table:style-name="ce1" table:formula="of:=INDIRECT(ADDRESS(ROW()*2;2))" office:value-type="float" office:value="286.861114501953" calcext:value-type="float">
            <text:p>286.861</text:p>
          </table:table-cell>
        </table:table-row>
        <table:table-row table:style-name="ro1">
          <table:table-cell/>
          <table:table-cell office:value-type="float" office:value="0" calcext:value-type="float">
            <text:p>0.000</text:p>
          </table:table-cell>
          <table:table-cell table:style-name="ce2" table:formula="of:=INDIRECT(ADDRESS(ROW()*2-1;2))" office:value-type="float" office:value="2000" calcext:value-type="float">
            <text:p>2,000.000</text:p>
          </table:table-cell>
          <table:table-cell table:style-name="ce1" table:formula="of:=INDIRECT(ADDRESS(ROW()*2;2))" office:value-type="float" office:value="292.039703369141" calcext:value-type="float">
            <text:p>292.04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3000" calcext:value-type="float">
            <text:p>3,000.000</text:p>
          </table:table-cell>
          <table:table-cell table:style-name="ce1" table:formula="of:=INDIRECT(ADDRESS(ROW()*2;2))" office:value-type="float" office:value="296.5986328125" calcext:value-type="float">
            <text:p>296.599</text:p>
          </table:table-cell>
        </table:table-row>
        <table:table-row table:style-name="ro1">
          <table:table-cell/>
          <table:table-cell office:value-type="float" office:value="1000" calcext:value-type="float">
            <text:p>1,000.000</text:p>
          </table:table-cell>
          <table:table-cell table:style-name="ce2" table:formula="of:=INDIRECT(ADDRESS(ROW()*2-1;2))" office:value-type="float" office:value="4000" calcext:value-type="float">
            <text:p>4,000.000</text:p>
          </table:table-cell>
          <table:table-cell table:style-name="ce1" table:formula="of:=INDIRECT(ADDRESS(ROW()*2;2))" office:value-type="float" office:value="300.596588134766" calcext:value-type="float">
            <text:p>300.597</text:p>
          </table:table-cell>
        </table:table-row>
        <table:table-row table:style-name="ro1">
          <table:table-cell/>
          <table:table-cell office:value-type="float" office:value="286.861114501953" calcext:value-type="float">
            <text:p>286.861</text:p>
          </table:table-cell>
          <table:table-cell table:style-name="ce2" table:formula="of:=INDIRECT(ADDRESS(ROW()*2-1;2))" office:value-type="float" office:value="5000" calcext:value-type="float">
            <text:p>5,000.000</text:p>
          </table:table-cell>
          <table:table-cell table:style-name="ce1" table:formula="of:=INDIRECT(ADDRESS(ROW()*2;2))" office:value-type="float" office:value="304.088287353516" calcext:value-type="float">
            <text:p>304.088</text:p>
          </table:table-cell>
        </table:table-row>
        <table:table-row table:style-name="ro1">
          <table:table-cell/>
          <table:table-cell office:value-type="float" office:value="2000" calcext:value-type="float">
            <text:p>2,000.000</text:p>
          </table:table-cell>
          <table:table-cell table:style-name="ce2" table:formula="of:=INDIRECT(ADDRESS(ROW()*2-1;2))" office:value-type="float" office:value="6000" calcext:value-type="float">
            <text:p>6,000.000</text:p>
          </table:table-cell>
          <table:table-cell table:style-name="ce1" table:formula="of:=INDIRECT(ADDRESS(ROW()*2;2))" office:value-type="float" office:value="307.12451171875" calcext:value-type="float">
            <text:p>307.125</text:p>
          </table:table-cell>
        </table:table-row>
        <table:table-row table:style-name="ro1">
          <table:table-cell/>
          <table:table-cell office:value-type="float" office:value="292.039703369141" calcext:value-type="float">
            <text:p>292.040</text:p>
          </table:table-cell>
          <table:table-cell table:style-name="ce2" table:formula="of:=INDIRECT(ADDRESS(ROW()*2-1;2))" office:value-type="float" office:value="7000" calcext:value-type="float">
            <text:p>7,000.000</text:p>
          </table:table-cell>
          <table:table-cell table:style-name="ce1" table:formula="of:=INDIRECT(ADDRESS(ROW()*2;2))" office:value-type="float" office:value="309.75244140625" calcext:value-type="float">
            <text:p>309.752</text:p>
          </table:table-cell>
        </table:table-row>
        <table:table-row table:style-name="ro1">
          <table:table-cell/>
          <table:table-cell office:value-type="float" office:value="3000" calcext:value-type="float">
            <text:p>3,000.000</text:p>
          </table:table-cell>
          <table:table-cell table:style-name="ce2" table:formula="of:=INDIRECT(ADDRESS(ROW()*2-1;2))" office:value-type="float" office:value="8000" calcext:value-type="float">
            <text:p>8,000.000</text:p>
          </table:table-cell>
          <table:table-cell table:style-name="ce1" table:formula="of:=INDIRECT(ADDRESS(ROW()*2;2))" office:value-type="float" office:value="312.015655517578" calcext:value-type="float">
            <text:p>312.016</text:p>
          </table:table-cell>
        </table:table-row>
        <table:table-row table:style-name="ro1">
          <table:table-cell/>
          <table:table-cell office:value-type="float" office:value="296.5986328125" calcext:value-type="float">
            <text:p>296.599</text:p>
          </table:table-cell>
          <table:table-cell table:style-name="ce2" table:formula="of:=INDIRECT(ADDRESS(ROW()*2-1;2))" office:value-type="float" office:value="9000" calcext:value-type="float">
            <text:p>9,000.000</text:p>
          </table:table-cell>
          <table:table-cell table:style-name="ce1" table:formula="of:=INDIRECT(ADDRESS(ROW()*2;2))" office:value-type="float" office:value="313.953277587891" calcext:value-type="float">
            <text:p>313.953</text:p>
          </table:table-cell>
        </table:table-row>
        <table:table-row table:style-name="ro1">
          <table:table-cell/>
          <table:table-cell office:value-type="float" office:value="4000" calcext:value-type="float">
            <text:p>4,000.000</text:p>
          </table:table-cell>
          <table:table-cell table:style-name="ce2" table:formula="of:=INDIRECT(ADDRESS(ROW()*2-1;2))" office:value-type="float" office:value="10000" calcext:value-type="float">
            <text:p>10,000.000</text:p>
          </table:table-cell>
          <table:table-cell table:style-name="ce1" table:formula="of:=INDIRECT(ADDRESS(ROW()*2;2))" office:value-type="float" office:value="315.566650390625" calcext:value-type="float">
            <text:p>315.567</text:p>
          </table:table-cell>
        </table:table-row>
        <table:table-row table:style-name="ro1">
          <table:table-cell/>
          <table:table-cell office:value-type="float" office:value="300.596588134766" calcext:value-type="float">
            <text:p>300.597</text:p>
          </table:table-cell>
          <table:table-cell table:style-name="ce2" table:formula="of:=INDIRECT(ADDRESS(ROW()*2-1;2))" office:value-type="float" office:value="11000" calcext:value-type="float">
            <text:p>11,000.000</text:p>
          </table:table-cell>
          <table:table-cell table:style-name="ce1" table:formula="of:=INDIRECT(ADDRESS(ROW()*2;2))" office:value-type="float" office:value="316.891204833984" calcext:value-type="float">
            <text:p>316.891</text:p>
          </table:table-cell>
        </table:table-row>
        <table:table-row table:style-name="ro1">
          <table:table-cell/>
          <table:table-cell office:value-type="float" office:value="5000" calcext:value-type="float">
            <text:p>5,000.000</text:p>
          </table:table-cell>
          <table:table-cell table:style-name="ce2" table:formula="of:=INDIRECT(ADDRESS(ROW()*2-1;2))" office:value-type="float" office:value="12000" calcext:value-type="float">
            <text:p>12,000.000</text:p>
          </table:table-cell>
          <table:table-cell table:style-name="ce1" table:formula="of:=INDIRECT(ADDRESS(ROW()*2;2))" office:value-type="float" office:value="317.979614257812" calcext:value-type="float">
            <text:p>317.980</text:p>
          </table:table-cell>
        </table:table-row>
        <table:table-row table:style-name="ro1">
          <table:table-cell/>
          <table:table-cell office:value-type="float" office:value="304.088287353516" calcext:value-type="float">
            <text:p>304.088</text:p>
          </table:table-cell>
          <table:table-cell table:style-name="ce2" table:formula="of:=INDIRECT(ADDRESS(ROW()*2-1;2))" office:value-type="float" office:value="13000" calcext:value-type="float">
            <text:p>13,000.000</text:p>
          </table:table-cell>
          <table:table-cell table:style-name="ce1" table:formula="of:=INDIRECT(ADDRESS(ROW()*2;2))" office:value-type="float" office:value="318.873809814453" calcext:value-type="float">
            <text:p>318.874</text:p>
          </table:table-cell>
        </table:table-row>
        <table:table-row table:style-name="ro1">
          <table:table-cell/>
          <table:table-cell office:value-type="float" office:value="6000" calcext:value-type="float">
            <text:p>6,000.000</text:p>
          </table:table-cell>
          <table:table-cell table:style-name="ce2" table:formula="of:=INDIRECT(ADDRESS(ROW()*2-1;2))" office:value-type="float" office:value="14000" calcext:value-type="float">
            <text:p>14,000.000</text:p>
          </table:table-cell>
          <table:table-cell table:style-name="ce1" table:formula="of:=INDIRECT(ADDRESS(ROW()*2;2))" office:value-type="float" office:value="319.608947753906" calcext:value-type="float">
            <text:p>319.609</text:p>
          </table:table-cell>
        </table:table-row>
        <table:table-row table:style-name="ro1">
          <table:table-cell/>
          <table:table-cell office:value-type="float" office:value="307.12451171875" calcext:value-type="float">
            <text:p>307.125</text:p>
          </table:table-cell>
          <table:table-cell table:style-name="ce2" table:formula="of:=INDIRECT(ADDRESS(ROW()*2-1;2))" office:value-type="float" office:value="15000" calcext:value-type="float">
            <text:p>15,000.000</text:p>
          </table:table-cell>
          <table:table-cell table:style-name="ce1" table:formula="of:=INDIRECT(ADDRESS(ROW()*2;2))" office:value-type="float" office:value="320.213623046875" calcext:value-type="float">
            <text:p>320.214</text:p>
          </table:table-cell>
        </table:table-row>
        <table:table-row table:style-name="ro1">
          <table:table-cell/>
          <table:table-cell office:value-type="float" office:value="7000" calcext:value-type="float">
            <text:p>7,000.000</text:p>
          </table:table-cell>
          <table:table-cell table:style-name="ce2" table:formula="of:=INDIRECT(ADDRESS(ROW()*2-1;2))" office:value-type="float" office:value="16000" calcext:value-type="float">
            <text:p>16,000.000</text:p>
          </table:table-cell>
          <table:table-cell table:style-name="ce1" table:formula="of:=INDIRECT(ADDRESS(ROW()*2;2))" office:value-type="float" office:value="320.708801269531" calcext:value-type="float">
            <text:p>320.709</text:p>
          </table:table-cell>
        </table:table-row>
        <table:table-row table:style-name="ro1">
          <table:table-cell/>
          <table:table-cell office:value-type="float" office:value="309.75244140625" calcext:value-type="float">
            <text:p>309.752</text:p>
          </table:table-cell>
          <table:table-cell table:style-name="ce2" table:formula="of:=INDIRECT(ADDRESS(ROW()*2-1;2))" office:value-type="float" office:value="17000" calcext:value-type="float">
            <text:p>17,000.000</text:p>
          </table:table-cell>
          <table:table-cell table:style-name="ce1" table:formula="of:=INDIRECT(ADDRESS(ROW()*2;2))" office:value-type="float" office:value="321.114959716797" calcext:value-type="float">
            <text:p>321.115</text:p>
          </table:table-cell>
        </table:table-row>
        <table:table-row table:style-name="ro1">
          <table:table-cell/>
          <table:table-cell office:value-type="float" office:value="8000" calcext:value-type="float">
            <text:p>8,000.000</text:p>
          </table:table-cell>
          <table:table-cell table:style-name="ce2" table:formula="of:=INDIRECT(ADDRESS(ROW()*2-1;2))" office:value-type="float" office:value="18000" calcext:value-type="float">
            <text:p>18,000.000</text:p>
          </table:table-cell>
          <table:table-cell table:style-name="ce1" table:formula="of:=INDIRECT(ADDRESS(ROW()*2;2))" office:value-type="float" office:value="321.449096679687" calcext:value-type="float">
            <text:p>321.449</text:p>
          </table:table-cell>
        </table:table-row>
        <table:table-row table:style-name="ro1">
          <table:table-cell/>
          <table:table-cell office:value-type="float" office:value="312.015655517578" calcext:value-type="float">
            <text:p>312.016</text:p>
          </table:table-cell>
          <table:table-cell table:style-name="ce2" table:formula="of:=INDIRECT(ADDRESS(ROW()*2-1;2))" office:value-type="float" office:value="19000" calcext:value-type="float">
            <text:p>19,000.000</text:p>
          </table:table-cell>
          <table:table-cell table:style-name="ce1" table:formula="of:=INDIRECT(ADDRESS(ROW()*2;2))" office:value-type="float" office:value="321.72216796875" calcext:value-type="float">
            <text:p>321.722</text:p>
          </table:table-cell>
        </table:table-row>
        <table:table-row table:style-name="ro1">
          <table:table-cell/>
          <table:table-cell office:value-type="float" office:value="9000" calcext:value-type="float">
            <text:p>9,000.000</text:p>
          </table:table-cell>
          <table:table-cell table:style-name="ce2" table:formula="of:=INDIRECT(ADDRESS(ROW()*2-1;2))" office:value-type="float" office:value="20000" calcext:value-type="float">
            <text:p>20,000.000</text:p>
          </table:table-cell>
          <table:table-cell table:style-name="ce1" table:formula="of:=INDIRECT(ADDRESS(ROW()*2;2))" office:value-type="float" office:value="321.944610595703" calcext:value-type="float">
            <text:p>321.945</text:p>
          </table:table-cell>
        </table:table-row>
        <table:table-row table:style-name="ro1">
          <table:table-cell/>
          <table:table-cell office:value-type="float" office:value="313.953277587891" calcext:value-type="float">
            <text:p>313.953</text:p>
          </table:table-cell>
          <table:table-cell table:style-name="ce2" table:formula="of:=INDIRECT(ADDRESS(ROW()*2-1;2))" office:value-type="float" office:value="21000" calcext:value-type="float">
            <text:p>21,000.000</text:p>
          </table:table-cell>
          <table:table-cell table:style-name="ce1" table:formula="of:=INDIRECT(ADDRESS(ROW()*2;2))" office:value-type="float" office:value="322.126831054688" calcext:value-type="float">
            <text:p>322.127</text:p>
          </table:table-cell>
        </table:table-row>
        <table:table-row table:style-name="ro1">
          <table:table-cell/>
          <table:table-cell office:value-type="float" office:value="10000" calcext:value-type="float">
            <text:p>10,000.000</text:p>
          </table:table-cell>
          <table:table-cell table:style-name="ce2" table:formula="of:=INDIRECT(ADDRESS(ROW()*2-1;2))" office:value-type="float" office:value="22000" calcext:value-type="float">
            <text:p>22,000.000</text:p>
          </table:table-cell>
          <table:table-cell table:style-name="ce1" table:formula="of:=INDIRECT(ADDRESS(ROW()*2;2))" office:value-type="float" office:value="322.278198242187" calcext:value-type="float">
            <text:p>322.278</text:p>
          </table:table-cell>
        </table:table-row>
        <table:table-row table:style-name="ro1">
          <table:table-cell/>
          <table:table-cell office:value-type="float" office:value="315.566650390625" calcext:value-type="float">
            <text:p>315.567</text:p>
          </table:table-cell>
          <table:table-cell table:style-name="ce2" table:formula="of:=INDIRECT(ADDRESS(ROW()*2-1;2))" office:value-type="float" office:value="23000" calcext:value-type="float">
            <text:p>23,000.000</text:p>
          </table:table-cell>
          <table:table-cell table:style-name="ce1" table:formula="of:=INDIRECT(ADDRESS(ROW()*2;2))" office:value-type="float" office:value="322.403503417969" calcext:value-type="float">
            <text:p>322.404</text:p>
          </table:table-cell>
        </table:table-row>
        <table:table-row table:style-name="ro1">
          <table:table-cell/>
          <table:table-cell office:value-type="float" office:value="11000" calcext:value-type="float">
            <text:p>11,000.000</text:p>
          </table:table-cell>
          <table:table-cell table:style-name="ce2" table:formula="of:=INDIRECT(ADDRESS(ROW()*2-1;2))" office:value-type="float" office:value="24000" calcext:value-type="float">
            <text:p>24,000.000</text:p>
          </table:table-cell>
          <table:table-cell table:style-name="ce1" table:formula="of:=INDIRECT(ADDRESS(ROW()*2;2))" office:value-type="float" office:value="322.506256103516" calcext:value-type="float">
            <text:p>322.506</text:p>
          </table:table-cell>
        </table:table-row>
        <table:table-row table:style-name="ro1">
          <table:table-cell/>
          <table:table-cell office:value-type="float" office:value="316.891204833984" calcext:value-type="float">
            <text:p>316.891</text:p>
          </table:table-cell>
          <table:table-cell table:style-name="ce2" table:formula="of:=INDIRECT(ADDRESS(ROW()*2-1;2))" office:value-type="float" office:value="25000" calcext:value-type="float">
            <text:p>25,000.000</text:p>
          </table:table-cell>
          <table:table-cell table:style-name="ce1" table:formula="of:=INDIRECT(ADDRESS(ROW()*2;2))" office:value-type="float" office:value="322.590057373047" calcext:value-type="float">
            <text:p>322.590</text:p>
          </table:table-cell>
        </table:table-row>
        <table:table-row table:style-name="ro1">
          <table:table-cell/>
          <table:table-cell office:value-type="float" office:value="12000" calcext:value-type="float">
            <text:p>12,000.000</text:p>
          </table:table-cell>
          <table:table-cell table:style-name="ce2" table:formula="of:=INDIRECT(ADDRESS(ROW()*2-1;2))" office:value-type="float" office:value="26000" calcext:value-type="float">
            <text:p>26,000.000</text:p>
          </table:table-cell>
          <table:table-cell table:style-name="ce1" table:formula="of:=INDIRECT(ADDRESS(ROW()*2;2))" office:value-type="float" office:value="322.658416748047" calcext:value-type="float">
            <text:p>322.658</text:p>
          </table:table-cell>
        </table:table-row>
        <table:table-row table:style-name="ro1">
          <table:table-cell/>
          <table:table-cell office:value-type="float" office:value="317.979614257812" calcext:value-type="float">
            <text:p>317.980</text:p>
          </table:table-cell>
          <table:table-cell table:style-name="ce2" table:formula="of:=INDIRECT(ADDRESS(ROW()*2-1;2))" office:value-type="float" office:value="27000" calcext:value-type="float">
            <text:p>27,000.000</text:p>
          </table:table-cell>
          <table:table-cell table:style-name="ce1" table:formula="of:=INDIRECT(ADDRESS(ROW()*2;2))" office:value-type="float" office:value="322.714874267578" calcext:value-type="float">
            <text:p>322.715</text:p>
          </table:table-cell>
        </table:table-row>
        <table:table-row table:style-name="ro1">
          <table:table-cell/>
          <table:table-cell office:value-type="float" office:value="13000" calcext:value-type="float">
            <text:p>13,000.000</text:p>
          </table:table-cell>
          <table:table-cell table:style-name="ce2" table:formula="of:=INDIRECT(ADDRESS(ROW()*2-1;2))" office:value-type="float" office:value="28000" calcext:value-type="float">
            <text:p>28,000.000</text:p>
          </table:table-cell>
          <table:table-cell table:style-name="ce1" table:formula="of:=INDIRECT(ADDRESS(ROW()*2;2))" office:value-type="float" office:value="322.76220703125" calcext:value-type="float">
            <text:p>322.762</text:p>
          </table:table-cell>
        </table:table-row>
        <table:table-row table:style-name="ro1">
          <table:table-cell/>
          <table:table-cell office:value-type="float" office:value="318.873809814453" calcext:value-type="float">
            <text:p>318.874</text:p>
          </table:table-cell>
          <table:table-cell table:style-name="ce2" table:formula="of:=INDIRECT(ADDRESS(ROW()*2-1;2))" office:value-type="float" office:value="29000" calcext:value-type="float">
            <text:p>29,000.000</text:p>
          </table:table-cell>
          <table:table-cell table:style-name="ce1" table:formula="of:=INDIRECT(ADDRESS(ROW()*2;2))" office:value-type="float" office:value="322.801422119141" calcext:value-type="float">
            <text:p>322.801</text:p>
          </table:table-cell>
        </table:table-row>
        <table:table-row table:style-name="ro1">
          <table:table-cell/>
          <table:table-cell office:value-type="float" office:value="14000" calcext:value-type="float">
            <text:p>14,000.000</text:p>
          </table:table-cell>
          <table:table-cell table:style-name="ce2" table:formula="of:=INDIRECT(ADDRESS(ROW()*2-1;2))" office:value-type="float" office:value="30000" calcext:value-type="float">
            <text:p>30,000.000</text:p>
          </table:table-cell>
          <table:table-cell table:style-name="ce1" table:formula="of:=INDIRECT(ADDRESS(ROW()*2;2))" office:value-type="float" office:value="322.833648681641" calcext:value-type="float">
            <text:p>322.834</text:p>
          </table:table-cell>
        </table:table-row>
        <table:table-row table:style-name="ro1">
          <table:table-cell/>
          <table:table-cell office:value-type="float" office:value="319.608947753906" calcext:value-type="float">
            <text:p>319.609</text:p>
          </table:table-cell>
          <table:table-cell table:style-name="ce2" table:formula="of:=INDIRECT(ADDRESS(ROW()*2-1;2))" office:value-type="float" office:value="31000" calcext:value-type="float">
            <text:p>31,000.000</text:p>
          </table:table-cell>
          <table:table-cell table:style-name="ce1" table:formula="of:=INDIRECT(ADDRESS(ROW()*2;2))" office:value-type="float" office:value="322.860015869141" calcext:value-type="float">
            <text:p>322.860</text:p>
          </table:table-cell>
        </table:table-row>
        <table:table-row table:style-name="ro1">
          <table:table-cell/>
          <table:table-cell office:value-type="float" office:value="15000" calcext:value-type="float">
            <text:p>15,000.000</text:p>
          </table:table-cell>
          <table:table-cell table:style-name="ce2" table:formula="of:=INDIRECT(ADDRESS(ROW()*2-1;2))" office:value-type="float" office:value="32000" calcext:value-type="float">
            <text:p>32,000.000</text:p>
          </table:table-cell>
          <table:table-cell table:style-name="ce1" table:formula="of:=INDIRECT(ADDRESS(ROW()*2;2))" office:value-type="float" office:value="322.881561279297" calcext:value-type="float">
            <text:p>322.882</text:p>
          </table:table-cell>
        </table:table-row>
        <table:table-row table:style-name="ro1">
          <table:table-cell/>
          <table:table-cell office:value-type="float" office:value="320.213623046875" calcext:value-type="float">
            <text:p>320.214</text:p>
          </table:table-cell>
          <table:table-cell table:style-name="ce2" table:formula="of:=INDIRECT(ADDRESS(ROW()*2-1;2))" office:value-type="float" office:value="33000" calcext:value-type="float">
            <text:p>33,000.000</text:p>
          </table:table-cell>
          <table:table-cell table:style-name="ce1" table:formula="of:=INDIRECT(ADDRESS(ROW()*2;2))" office:value-type="float" office:value="322.8994140625" calcext:value-type="float">
            <text:p>322.899</text:p>
          </table:table-cell>
        </table:table-row>
        <table:table-row table:style-name="ro1">
          <table:table-cell/>
          <table:table-cell office:value-type="float" office:value="16000" calcext:value-type="float">
            <text:p>16,000.000</text:p>
          </table:table-cell>
          <table:table-cell table:style-name="ce2" table:formula="of:=INDIRECT(ADDRESS(ROW()*2-1;2))" office:value-type="float" office:value="34000" calcext:value-type="float">
            <text:p>34,000.000</text:p>
          </table:table-cell>
          <table:table-cell table:style-name="ce1" table:formula="of:=INDIRECT(ADDRESS(ROW()*2;2))" office:value-type="float" office:value="322.914642333984" calcext:value-type="float">
            <text:p>322.915</text:p>
          </table:table-cell>
        </table:table-row>
        <table:table-row table:style-name="ro1">
          <table:table-cell/>
          <table:table-cell office:value-type="float" office:value="320.708801269531" calcext:value-type="float">
            <text:p>320.709</text:p>
          </table:table-cell>
          <table:table-cell table:style-name="ce2" table:formula="of:=INDIRECT(ADDRESS(ROW()*2-1;2))" office:value-type="float" office:value="35000" calcext:value-type="float">
            <text:p>35,000.000</text:p>
          </table:table-cell>
          <table:table-cell table:style-name="ce1" table:formula="of:=INDIRECT(ADDRESS(ROW()*2;2))" office:value-type="float" office:value="322.927642822266" calcext:value-type="float">
            <text:p>322.928</text:p>
          </table:table-cell>
        </table:table-row>
        <table:table-row table:style-name="ro1">
          <table:table-cell/>
          <table:table-cell office:value-type="float" office:value="17000" calcext:value-type="float">
            <text:p>17,000.000</text:p>
          </table:table-cell>
          <table:table-cell table:style-name="ce2" table:formula="of:=INDIRECT(ADDRESS(ROW()*2-1;2))" office:value-type="float" office:value="36000" calcext:value-type="float">
            <text:p>36,000.000</text:p>
          </table:table-cell>
          <table:table-cell table:style-name="ce1" table:formula="of:=INDIRECT(ADDRESS(ROW()*2;2))" office:value-type="float" office:value="322.938629150391" calcext:value-type="float">
            <text:p>322.939</text:p>
          </table:table-cell>
        </table:table-row>
        <table:table-row table:style-name="ro1">
          <table:table-cell/>
          <table:table-cell office:value-type="float" office:value="321.114959716797" calcext:value-type="float">
            <text:p>321.115</text:p>
          </table:table-cell>
          <table:table-cell table:style-name="ce2" table:formula="of:=INDIRECT(ADDRESS(ROW()*2-1;2))" office:value-type="float" office:value="37000" calcext:value-type="float">
            <text:p>37,000.000</text:p>
          </table:table-cell>
          <table:table-cell table:style-name="ce1" table:formula="of:=INDIRECT(ADDRESS(ROW()*2;2))" office:value-type="float" office:value="322.947845458984" calcext:value-type="float">
            <text:p>322.948</text:p>
          </table:table-cell>
        </table:table-row>
        <table:table-row table:style-name="ro1">
          <table:table-cell/>
          <table:table-cell office:value-type="float" office:value="18000" calcext:value-type="float">
            <text:p>18,000.000</text:p>
          </table:table-cell>
          <table:table-cell table:style-name="ce2" table:formula="of:=INDIRECT(ADDRESS(ROW()*2-1;2))" office:value-type="float" office:value="38000" calcext:value-type="float">
            <text:p>38,000.000</text:p>
          </table:table-cell>
          <table:table-cell table:style-name="ce1" table:formula="of:=INDIRECT(ADDRESS(ROW()*2;2))" office:value-type="float" office:value="322.955535888672" calcext:value-type="float">
            <text:p>322.956</text:p>
          </table:table-cell>
        </table:table-row>
        <table:table-row table:style-name="ro1">
          <table:table-cell/>
          <table:table-cell office:value-type="float" office:value="321.449096679687" calcext:value-type="float">
            <text:p>321.449</text:p>
          </table:table-cell>
          <table:table-cell table:style-name="ce2" table:formula="of:=INDIRECT(ADDRESS(ROW()*2-1;2))" office:value-type="float" office:value="39000" calcext:value-type="float">
            <text:p>39,000.000</text:p>
          </table:table-cell>
          <table:table-cell table:style-name="ce1" table:formula="of:=INDIRECT(ADDRESS(ROW()*2;2))" office:value-type="float" office:value="322.9619140625" calcext:value-type="float">
            <text:p>322.962</text:p>
          </table:table-cell>
        </table:table-row>
        <table:table-row table:style-name="ro1">
          <table:table-cell/>
          <table:table-cell office:value-type="float" office:value="19000" calcext:value-type="float">
            <text:p>19,000.000</text:p>
          </table:table-cell>
          <table:table-cell table:style-name="ce2" table:formula="of:=INDIRECT(ADDRESS(ROW()*2-1;2))" office:value-type="float" office:value="40000" calcext:value-type="float">
            <text:p>40,000.000</text:p>
          </table:table-cell>
          <table:table-cell table:style-name="ce1" table:formula="of:=INDIRECT(ADDRESS(ROW()*2;2))" office:value-type="float" office:value="322.967254638672" calcext:value-type="float">
            <text:p>322.967</text:p>
          </table:table-cell>
        </table:table-row>
        <table:table-row table:style-name="ro1">
          <table:table-cell/>
          <table:table-cell office:value-type="float" office:value="321.72216796875" calcext:value-type="float">
            <text:p>321.722</text:p>
          </table:table-cell>
          <table:table-cell table:style-name="ce2" table:formula="of:=INDIRECT(ADDRESS(ROW()*2-1;2))" office:value-type="float" office:value="41000" calcext:value-type="float">
            <text:p>41,000.000</text:p>
          </table:table-cell>
          <table:table-cell table:style-name="ce1" table:formula="of:=INDIRECT(ADDRESS(ROW()*2;2))" office:value-type="float" office:value="322.971801757812" calcext:value-type="float">
            <text:p>322.972</text:p>
          </table:table-cell>
        </table:table-row>
        <table:table-row table:style-name="ro1">
          <table:table-cell/>
          <table:table-cell office:value-type="float" office:value="20000" calcext:value-type="float">
            <text:p>20,000.000</text:p>
          </table:table-cell>
          <table:table-cell table:style-name="ce2" table:formula="of:=INDIRECT(ADDRESS(ROW()*2-1;2))" office:value-type="float" office:value="42000" calcext:value-type="float">
            <text:p>42,000.000</text:p>
          </table:table-cell>
          <table:table-cell table:style-name="ce1" table:formula="of:=INDIRECT(ADDRESS(ROW()*2;2))" office:value-type="float" office:value="322.975769042969" calcext:value-type="float">
            <text:p>322.976</text:p>
          </table:table-cell>
        </table:table-row>
        <table:table-row table:style-name="ro1">
          <table:table-cell/>
          <table:table-cell office:value-type="float" office:value="321.944610595703" calcext:value-type="float">
            <text:p>321.945</text:p>
          </table:table-cell>
          <table:table-cell table:style-name="ce2" table:formula="of:=INDIRECT(ADDRESS(ROW()*2-1;2))" office:value-type="float" office:value="43000" calcext:value-type="float">
            <text:p>43,000.000</text:p>
          </table:table-cell>
          <table:table-cell table:style-name="ce1" table:formula="of:=INDIRECT(ADDRESS(ROW()*2;2))" office:value-type="float" office:value="322.979339599609" calcext:value-type="float">
            <text:p>322.979</text:p>
          </table:table-cell>
        </table:table-row>
        <table:table-row table:style-name="ro1">
          <table:table-cell/>
          <table:table-cell office:value-type="float" office:value="21000" calcext:value-type="float">
            <text:p>21,000.000</text:p>
          </table:table-cell>
          <table:table-cell table:style-name="ce2" table:formula="of:=INDIRECT(ADDRESS(ROW()*2-1;2))" office:value-type="float" office:value="44000" calcext:value-type="float">
            <text:p>44,000.000</text:p>
          </table:table-cell>
          <table:table-cell table:style-name="ce1" table:formula="of:=INDIRECT(ADDRESS(ROW()*2;2))" office:value-type="float" office:value="322.982391357422" calcext:value-type="float">
            <text:p>322.982</text:p>
          </table:table-cell>
        </table:table-row>
        <table:table-row table:style-name="ro1">
          <table:table-cell/>
          <table:table-cell office:value-type="float" office:value="322.126831054688" calcext:value-type="float">
            <text:p>322.127</text:p>
          </table:table-cell>
          <table:table-cell table:style-name="ce2" table:formula="of:=INDIRECT(ADDRESS(ROW()*2-1;2))" office:value-type="float" office:value="45000" calcext:value-type="float">
            <text:p>45,000.000</text:p>
          </table:table-cell>
          <table:table-cell table:style-name="ce1" table:formula="of:=INDIRECT(ADDRESS(ROW()*2;2))" office:value-type="float" office:value="322.985046386719" calcext:value-type="float">
            <text:p>322.985</text:p>
          </table:table-cell>
        </table:table-row>
        <table:table-row table:style-name="ro1">
          <table:table-cell/>
          <table:table-cell office:value-type="float" office:value="22000" calcext:value-type="float">
            <text:p>22,000.000</text:p>
          </table:table-cell>
          <table:table-cell table:style-name="ce2" table:formula="of:=INDIRECT(ADDRESS(ROW()*2-1;2))" office:value-type="float" office:value="46000" calcext:value-type="float">
            <text:p>46,000.000</text:p>
          </table:table-cell>
          <table:table-cell table:style-name="ce1" table:formula="of:=INDIRECT(ADDRESS(ROW()*2;2))" office:value-type="float" office:value="322.987335205078" calcext:value-type="float">
            <text:p>322.987</text:p>
          </table:table-cell>
        </table:table-row>
        <table:table-row table:style-name="ro1">
          <table:table-cell/>
          <table:table-cell office:value-type="float" office:value="322.278198242187" calcext:value-type="float">
            <text:p>322.278</text:p>
          </table:table-cell>
          <table:table-cell table:style-name="ce2" table:formula="of:=INDIRECT(ADDRESS(ROW()*2-1;2))" office:value-type="float" office:value="47000" calcext:value-type="float">
            <text:p>47,000.000</text:p>
          </table:table-cell>
          <table:table-cell table:style-name="ce1" table:formula="of:=INDIRECT(ADDRESS(ROW()*2;2))" office:value-type="float" office:value="322.9892578125" calcext:value-type="float">
            <text:p>322.989</text:p>
          </table:table-cell>
        </table:table-row>
        <table:table-row table:style-name="ro1">
          <table:table-cell/>
          <table:table-cell office:value-type="float" office:value="23000" calcext:value-type="float">
            <text:p>23,000.000</text:p>
          </table:table-cell>
          <table:table-cell table:style-name="ce2" table:formula="of:=INDIRECT(ADDRESS(ROW()*2-1;2))" office:value-type="float" office:value="48000" calcext:value-type="float">
            <text:p>48,000.000</text:p>
          </table:table-cell>
          <table:table-cell table:style-name="ce1" table:formula="of:=INDIRECT(ADDRESS(ROW()*2;2))" office:value-type="float" office:value="322.990905761719" calcext:value-type="float">
            <text:p>322.991</text:p>
          </table:table-cell>
        </table:table-row>
        <table:table-row table:style-name="ro1">
          <table:table-cell/>
          <table:table-cell office:value-type="float" office:value="322.403503417969" calcext:value-type="float">
            <text:p>322.404</text:p>
          </table:table-cell>
          <table:table-cell table:style-name="ce2" table:formula="of:=INDIRECT(ADDRESS(ROW()*2-1;2))" office:value-type="float" office:value="49000" calcext:value-type="float">
            <text:p>49,000.000</text:p>
          </table:table-cell>
          <table:table-cell table:style-name="ce1" table:formula="of:=INDIRECT(ADDRESS(ROW()*2;2))" office:value-type="float" office:value="322.992340087891" calcext:value-type="float">
            <text:p>322.992</text:p>
          </table:table-cell>
        </table:table-row>
        <table:table-row table:style-name="ro1">
          <table:table-cell/>
          <table:table-cell office:value-type="float" office:value="24000" calcext:value-type="float">
            <text:p>24,000.000</text:p>
          </table:table-cell>
          <table:table-cell table:style-name="ce2" table:formula="of:=INDIRECT(ADDRESS(ROW()*2-1;2))" office:value-type="float" office:value="50000" calcext:value-type="float">
            <text:p>50,000.000</text:p>
          </table:table-cell>
          <table:table-cell table:style-name="ce1" table:formula="of:=INDIRECT(ADDRESS(ROW()*2;2))" office:value-type="float" office:value="322.993560791016" calcext:value-type="float">
            <text:p>322.994</text:p>
          </table:table-cell>
        </table:table-row>
        <table:table-row table:style-name="ro1">
          <table:table-cell/>
          <table:table-cell office:value-type="float" office:value="322.506256103516" calcext:value-type="float">
            <text:p>322.506</text:p>
          </table:table-cell>
          <table:table-cell table:style-name="ce2" table:formula="of:=INDIRECT(ADDRESS(ROW()*2-1;2))" office:value-type="float" office:value="51000" calcext:value-type="float">
            <text:p>51,000.000</text:p>
          </table:table-cell>
          <table:table-cell table:style-name="ce1" table:formula="of:=INDIRECT(ADDRESS(ROW()*2;2))" office:value-type="float" office:value="322.994598388672" calcext:value-type="float">
            <text:p>322.995</text:p>
          </table:table-cell>
        </table:table-row>
        <table:table-row table:style-name="ro1">
          <table:table-cell/>
          <table:table-cell office:value-type="float" office:value="25000" calcext:value-type="float">
            <text:p>25,000.000</text:p>
          </table:table-cell>
          <table:table-cell table:style-name="ce2" table:formula="of:=INDIRECT(ADDRESS(ROW()*2-1;2))" office:value-type="float" office:value="52000" calcext:value-type="float">
            <text:p>52,000.000</text:p>
          </table:table-cell>
          <table:table-cell table:style-name="ce1" table:formula="of:=INDIRECT(ADDRESS(ROW()*2;2))" office:value-type="float" office:value="322.995483398437" calcext:value-type="float">
            <text:p>322.995</text:p>
          </table:table-cell>
        </table:table-row>
        <table:table-row table:style-name="ro1">
          <table:table-cell/>
          <table:table-cell office:value-type="float" office:value="322.590057373047" calcext:value-type="float">
            <text:p>322.590</text:p>
          </table:table-cell>
          <table:table-cell table:style-name="ce2" table:formula="of:=INDIRECT(ADDRESS(ROW()*2-1;2))" office:value-type="float" office:value="53000" calcext:value-type="float">
            <text:p>53,000.000</text:p>
          </table:table-cell>
          <table:table-cell table:style-name="ce1" table:formula="of:=INDIRECT(ADDRESS(ROW()*2;2))" office:value-type="float" office:value="322.996246337891" calcext:value-type="float">
            <text:p>322.996</text:p>
          </table:table-cell>
        </table:table-row>
        <table:table-row table:style-name="ro1">
          <table:table-cell/>
          <table:table-cell office:value-type="float" office:value="26000" calcext:value-type="float">
            <text:p>26,000.000</text:p>
          </table:table-cell>
          <table:table-cell table:style-name="ce2" table:formula="of:=INDIRECT(ADDRESS(ROW()*2-1;2))" office:value-type="float" office:value="54000" calcext:value-type="float">
            <text:p>54,000.000</text:p>
          </table:table-cell>
          <table:table-cell table:style-name="ce1" table:formula="of:=INDIRECT(ADDRESS(ROW()*2;2))" office:value-type="float" office:value="322.996856689453" calcext:value-type="float">
            <text:p>322.997</text:p>
          </table:table-cell>
        </table:table-row>
        <table:table-row table:style-name="ro1">
          <table:table-cell/>
          <table:table-cell office:value-type="float" office:value="322.658416748047" calcext:value-type="float">
            <text:p>322.658</text:p>
          </table:table-cell>
          <table:table-cell table:style-name="ce2" table:formula="of:=INDIRECT(ADDRESS(ROW()*2-1;2))" office:value-type="float" office:value="55000" calcext:value-type="float">
            <text:p>55,000.000</text:p>
          </table:table-cell>
          <table:table-cell table:style-name="ce1" table:formula="of:=INDIRECT(ADDRESS(ROW()*2;2))" office:value-type="float" office:value="322.997406005859" calcext:value-type="float">
            <text:p>322.997</text:p>
          </table:table-cell>
        </table:table-row>
        <table:table-row table:style-name="ro1">
          <table:table-cell/>
          <table:table-cell office:value-type="float" office:value="27000" calcext:value-type="float">
            <text:p>27,000.000</text:p>
          </table:table-cell>
          <table:table-cell table:style-name="ce2" table:formula="of:=INDIRECT(ADDRESS(ROW()*2-1;2))" office:value-type="float" office:value="56000" calcext:value-type="float">
            <text:p>56,000.000</text:p>
          </table:table-cell>
          <table:table-cell table:style-name="ce1" table:formula="of:=INDIRECT(ADDRESS(ROW()*2;2))" office:value-type="float" office:value="322.997833251953" calcext:value-type="float">
            <text:p>322.998</text:p>
          </table:table-cell>
        </table:table-row>
        <table:table-row table:style-name="ro1">
          <table:table-cell/>
          <table:table-cell office:value-type="float" office:value="322.714874267578" calcext:value-type="float">
            <text:p>322.715</text:p>
          </table:table-cell>
          <table:table-cell table:style-name="ce2" table:formula="of:=INDIRECT(ADDRESS(ROW()*2-1;2))" office:value-type="float" office:value="57000" calcext:value-type="float">
            <text:p>57,000.000</text:p>
          </table:table-cell>
          <table:table-cell table:style-name="ce1" table:formula="of:=INDIRECT(ADDRESS(ROW()*2;2))" office:value-type="float" office:value="322.998199462891" calcext:value-type="float">
            <text:p>322.998</text:p>
          </table:table-cell>
        </table:table-row>
        <table:table-row table:style-name="ro1">
          <table:table-cell/>
          <table:table-cell office:value-type="float" office:value="28000" calcext:value-type="float">
            <text:p>28,000.000</text:p>
          </table:table-cell>
          <table:table-cell table:style-name="ce2" table:formula="of:=INDIRECT(ADDRESS(ROW()*2-1;2))" office:value-type="float" office:value="58000" calcext:value-type="float">
            <text:p>58,000.000</text:p>
          </table:table-cell>
          <table:table-cell table:style-name="ce1" table:formula="of:=INDIRECT(ADDRESS(ROW()*2;2))" office:value-type="float" office:value="322.99853515625" calcext:value-type="float">
            <text:p>322.999</text:p>
          </table:table-cell>
        </table:table-row>
        <table:table-row table:style-name="ro1">
          <table:table-cell/>
          <table:table-cell office:value-type="float" office:value="322.76220703125" calcext:value-type="float">
            <text:p>322.762</text:p>
          </table:table-cell>
          <table:table-cell table:style-name="ce2" table:formula="of:=INDIRECT(ADDRESS(ROW()*2-1;2))" office:value-type="float" office:value="59000" calcext:value-type="float">
            <text:p>59,000.000</text:p>
          </table:table-cell>
          <table:table-cell table:style-name="ce1" table:formula="of:=INDIRECT(ADDRESS(ROW()*2;2))" office:value-type="float" office:value="322.998809814453" calcext:value-type="float">
            <text:p>322.999</text:p>
          </table:table-cell>
        </table:table-row>
        <table:table-row table:style-name="ro1">
          <table:table-cell/>
          <table:table-cell office:value-type="float" office:value="29000" calcext:value-type="float">
            <text:p>29,000.000</text:p>
          </table:table-cell>
          <table:table-cell table:style-name="ce2" table:formula="of:=INDIRECT(ADDRESS(ROW()*2-1;2))" office:value-type="float" office:value="60000" calcext:value-type="float">
            <text:p>60,000.000</text:p>
          </table:table-cell>
          <table:table-cell table:style-name="ce1" table:formula="of:=INDIRECT(ADDRESS(ROW()*2;2))" office:value-type="float" office:value="322.9990234375" calcext:value-type="float">
            <text:p>322.999</text:p>
          </table:table-cell>
        </table:table-row>
        <table:table-row table:style-name="ro1">
          <table:table-cell/>
          <table:table-cell office:value-type="float" office:value="322.801422119141" calcext:value-type="float">
            <text:p>322.801</text:p>
          </table:table-cell>
          <table:table-cell table:style-name="ce2" table:formula="of:=INDIRECT(ADDRESS(ROW()*2-1;2))" office:value-type="float" office:value="61000" calcext:value-type="float">
            <text:p>61,000.000</text:p>
          </table:table-cell>
          <table:table-cell table:style-name="ce1" table:formula="of:=INDIRECT(ADDRESS(ROW()*2;2))" office:value-type="float" office:value="322.999206542969" calcext:value-type="float">
            <text:p>322.999</text:p>
          </table:table-cell>
        </table:table-row>
        <table:table-row table:style-name="ro1">
          <table:table-cell/>
          <table:table-cell office:value-type="float" office:value="30000" calcext:value-type="float">
            <text:p>30,000.000</text:p>
          </table:table-cell>
          <table:table-cell table:style-name="ce2" table:formula="of:=INDIRECT(ADDRESS(ROW()*2-1;2))" office:value-type="float" office:value="62000" calcext:value-type="float">
            <text:p>62,000.000</text:p>
          </table:table-cell>
          <table:table-cell table:style-name="ce1" table:formula="of:=INDIRECT(ADDRESS(ROW()*2;2))" office:value-type="float" office:value="322.999328613281" calcext:value-type="float">
            <text:p>322.999</text:p>
          </table:table-cell>
        </table:table-row>
        <table:table-row table:style-name="ro1">
          <table:table-cell/>
          <table:table-cell office:value-type="float" office:value="322.833648681641" calcext:value-type="float">
            <text:p>322.834</text:p>
          </table:table-cell>
          <table:table-cell table:style-name="ce2" table:formula="of:=INDIRECT(ADDRESS(ROW()*2-1;2))" office:value-type="float" office:value="63000" calcext:value-type="float">
            <text:p>63,000.000</text:p>
          </table:table-cell>
          <table:table-cell table:style-name="ce1" table:formula="of:=INDIRECT(ADDRESS(ROW()*2;2))" office:value-type="float" office:value="322.999481201172" calcext:value-type="float">
            <text:p>322.999</text:p>
          </table:table-cell>
        </table:table-row>
        <table:table-row table:style-name="ro1">
          <table:table-cell/>
          <table:table-cell office:value-type="float" office:value="31000" calcext:value-type="float">
            <text:p>31,000.000</text:p>
          </table:table-cell>
          <table:table-cell table:style-name="ce2" table:formula="of:=INDIRECT(ADDRESS(ROW()*2-1;2))" office:value-type="float" office:value="64000" calcext:value-type="float">
            <text:p>64,000.000</text:p>
          </table:table-cell>
          <table:table-cell table:style-name="ce1" table:formula="of:=INDIRECT(ADDRESS(ROW()*2;2))" office:value-type="float" office:value="322.999603271484" calcext:value-type="float">
            <text:p>323.000</text:p>
          </table:table-cell>
        </table:table-row>
        <table:table-row table:style-name="ro1">
          <table:table-cell/>
          <table:table-cell office:value-type="float" office:value="322.860015869141" calcext:value-type="float">
            <text:p>322.860</text:p>
          </table:table-cell>
          <table:table-cell table:style-name="ce2" table:formula="of:=INDIRECT(ADDRESS(ROW()*2-1;2))" office:value-type="float" office:value="65000" calcext:value-type="float">
            <text:p>65,000.000</text:p>
          </table:table-cell>
          <table:table-cell table:style-name="ce1" table:formula="of:=INDIRECT(ADDRESS(ROW()*2;2))" office:value-type="float" office:value="322.999694824219" calcext:value-type="float">
            <text:p>323.000</text:p>
          </table:table-cell>
        </table:table-row>
        <table:table-row table:style-name="ro1">
          <table:table-cell/>
          <table:table-cell office:value-type="float" office:value="32000" calcext:value-type="float">
            <text:p>32,000.000</text:p>
          </table:table-cell>
          <table:table-cell table:style-name="ce2" table:formula="of:=INDIRECT(ADDRESS(ROW()*2-1;2))" office:value-type="float" office:value="66000" calcext:value-type="float">
            <text:p>66,000.000</text:p>
          </table:table-cell>
          <table:table-cell table:style-name="ce1" table:formula="of:=INDIRECT(ADDRESS(ROW()*2;2))" office:value-type="float" office:value="322.999786376953" calcext:value-type="float">
            <text:p>323.000</text:p>
          </table:table-cell>
        </table:table-row>
        <table:table-row table:style-name="ro1">
          <table:table-cell/>
          <table:table-cell office:value-type="float" office:value="322.881561279297" calcext:value-type="float">
            <text:p>322.882</text:p>
          </table:table-cell>
          <table:table-cell table:style-name="ce2" table:formula="of:=INDIRECT(ADDRESS(ROW()*2-1;2))" office:value-type="float" office:value="67000" calcext:value-type="float">
            <text:p>67,000.000</text:p>
          </table:table-cell>
          <table:table-cell table:style-name="ce1" table:formula="of:=INDIRECT(ADDRESS(ROW()*2;2))" office:value-type="float" office:value="322.999877929688" calcext:value-type="float">
            <text:p>323.000</text:p>
          </table:table-cell>
        </table:table-row>
        <table:table-row table:style-name="ro1">
          <table:table-cell/>
          <table:table-cell office:value-type="float" office:value="33000" calcext:value-type="float">
            <text:p>33,000.000</text:p>
          </table:table-cell>
          <table:table-cell table:style-name="ce2" table:formula="of:=INDIRECT(ADDRESS(ROW()*2-1;2))" office:value-type="float" office:value="68000" calcext:value-type="float">
            <text:p>68,000.000</text:p>
          </table:table-cell>
          <table:table-cell table:style-name="ce1" table:formula="of:=INDIRECT(ADDRESS(ROW()*2;2))" office:value-type="float" office:value="322.999938964844" calcext:value-type="float">
            <text:p>323.000</text:p>
          </table:table-cell>
        </table:table-row>
        <table:table-row table:style-name="ro1">
          <table:table-cell/>
          <table:table-cell office:value-type="float" office:value="322.8994140625" calcext:value-type="float">
            <text:p>322.899</text:p>
          </table:table-cell>
          <table:table-cell table:style-name="ce2" table:formula="of:=INDIRECT(ADDRESS(ROW()*2-1;2))" office:value-type="float" office:value="69000" calcext:value-type="float">
            <text:p>69,000.000</text:p>
          </table:table-cell>
          <table:table-cell table:style-name="ce1" table:formula="of:=INDIRECT(ADDRESS(ROW()*2;2))" office:value-type="float" office:value="323" calcext:value-type="float">
            <text:p>323.000</text:p>
          </table:table-cell>
        </table:table-row>
        <table:table-row table:style-name="ro1">
          <table:table-cell/>
          <table:table-cell office:value-type="float" office:value="34000" calcext:value-type="float">
            <text:p>34,000.000</text:p>
          </table:table-cell>
          <table:table-cell table:style-name="ce2" table:formula="of:=INDIRECT(ADDRESS(ROW()*2-1;2))" office:value-type="float" office:value="70000" calcext:value-type="float">
            <text:p>70,000.000</text:p>
          </table:table-cell>
          <table:table-cell table:style-name="ce1" table:formula="of:=INDIRECT(ADDRESS(ROW()*2;2))" office:value-type="float" office:value="323" calcext:value-type="float">
            <text:p>323.000</text:p>
          </table:table-cell>
        </table:table-row>
        <table:table-row table:style-name="ro1">
          <table:table-cell/>
          <table:table-cell office:value-type="float" office:value="322.914642333984" calcext:value-type="float">
            <text:p>322.915</text:p>
          </table:table-cell>
          <table:table-cell table:style-name="ce2" table:formula="of:=INDIRECT(ADDRESS(ROW()*2-1;2))" office:value-type="float" office:value="71000" calcext:value-type="float">
            <text:p>71,000.000</text:p>
          </table:table-cell>
          <table:table-cell table:style-name="ce1" table:formula="of:=INDIRECT(ADDRESS(ROW()*2;2))" office:value-type="float" office:value="323" calcext:value-type="float">
            <text:p>323.000</text:p>
          </table:table-cell>
        </table:table-row>
        <table:table-row table:style-name="ro1">
          <table:table-cell/>
          <table:table-cell office:value-type="float" office:value="35000" calcext:value-type="float">
            <text:p>3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27642822266" calcext:value-type="float">
            <text:p>322.9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6000" calcext:value-type="float">
            <text:p>3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38629150391" calcext:value-type="float">
            <text:p>322.93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7000" calcext:value-type="float">
            <text:p>3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47845458984" calcext:value-type="float">
            <text:p>322.94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8000" calcext:value-type="float">
            <text:p>3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55535888672" calcext:value-type="float">
            <text:p>322.95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9000" calcext:value-type="float">
            <text:p>3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619140625" calcext:value-type="float">
            <text:p>322.96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0000" calcext:value-type="float">
            <text:p>40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67254638672" calcext:value-type="float">
            <text:p>322.96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1000" calcext:value-type="float">
            <text:p>41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71801757812" calcext:value-type="float">
            <text:p>322.97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2000" calcext:value-type="float">
            <text:p>42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75769042969" calcext:value-type="float">
            <text:p>322.97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3000" calcext:value-type="float">
            <text:p>43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79339599609" calcext:value-type="float">
            <text:p>322.97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4000" calcext:value-type="float">
            <text:p>44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82391357422" calcext:value-type="float">
            <text:p>322.98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5000" calcext:value-type="float">
            <text:p>4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85046386719" calcext:value-type="float">
            <text:p>322.98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6000" calcext:value-type="float">
            <text:p>4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87335205078" calcext:value-type="float">
            <text:p>322.98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7000" calcext:value-type="float">
            <text:p>4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892578125" calcext:value-type="float">
            <text:p>322.98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8000" calcext:value-type="float">
            <text:p>4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0905761719" calcext:value-type="float">
            <text:p>322.99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9000" calcext:value-type="float">
            <text:p>4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2340087891" calcext:value-type="float">
            <text:p>322.99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0000" calcext:value-type="float">
            <text:p>50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3560791016" calcext:value-type="float">
            <text:p>322.99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1000" calcext:value-type="float">
            <text:p>51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4598388672" calcext:value-type="float">
            <text:p>322.99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2000" calcext:value-type="float">
            <text:p>52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5483398437" calcext:value-type="float">
            <text:p>322.99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3000" calcext:value-type="float">
            <text:p>53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6246337891" calcext:value-type="float">
            <text:p>322.99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4000" calcext:value-type="float">
            <text:p>54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6856689453" calcext:value-type="float">
            <text:p>322.99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5000" calcext:value-type="float">
            <text:p>5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7406005859" calcext:value-type="float">
            <text:p>322.99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6000" calcext:value-type="float">
            <text:p>5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7833251953" calcext:value-type="float">
            <text:p>322.99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000" calcext:value-type="float">
            <text:p>5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8199462891" calcext:value-type="float">
            <text:p>322.99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8000" calcext:value-type="float">
            <text:p>5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853515625" calcext:value-type="float">
            <text:p>322.9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9000" calcext:value-type="float">
            <text:p>5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8809814453" calcext:value-type="float">
            <text:p>322.9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000" calcext:value-type="float">
            <text:p>60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0234375" calcext:value-type="float">
            <text:p>322.9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1000" calcext:value-type="float">
            <text:p>61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206542969" calcext:value-type="float">
            <text:p>322.9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000" calcext:value-type="float">
            <text:p>62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328613281" calcext:value-type="float">
            <text:p>322.9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3000" calcext:value-type="float">
            <text:p>63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481201172" calcext:value-type="float">
            <text:p>322.9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000" calcext:value-type="float">
            <text:p>64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603271484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000" calcext:value-type="float">
            <text:p>6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694824219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000" calcext:value-type="float">
            <text:p>6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786376953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000" calcext:value-type="float">
            <text:p>6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877929688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000" calcext:value-type="float">
            <text:p>6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2.999938964844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000" calcext:value-type="float">
            <text:p>6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3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000" calcext:value-type="float">
            <text:p>70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3" calcext:value-type="float">
            <text:p>323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000" calcext:value-type="float">
            <text:p>71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23" calcext:value-type="float">
            <text:p>323.000</text:p>
          </table:table-cell>
          <table:table-cell table:style-name="ce2"/>
          <table:table-cell table:style-name="ce1"/>
        </table:table-row>
        <table:table-row table:style-name="ro1" table:number-rows-repeated="10484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4" calcext:value-type="float">
            <text:p>50.999938964844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2]-[.B2]" office:value-type="float" office:value="50.999938964844" calcext:value-type="float">
            <text:p>50.999938964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3]-[.B3]" office:value-type="float" office:value="50.999938964844" calcext:value-type="float">
            <text:p>50.9999389648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4]-[.B4]" office:value-type="float" office:value="-28.2646789550779" calcext:value-type="float">
            <text:p>-28.26467895507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 office:value-type="float" office:value="292.039703369141" calcext:value-type="float">
            <text:p>292.039703369141</text:p>
          </table:table-cell>
          <table:table-cell table:formula="of:=[.C5]-[.B5]" office:value-type="float" office:value="-98.2988281250004" calcext:value-type="float">
            <text:p>-98.29882812500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 office:value-type="float" office:value="296.5986328125" calcext:value-type="float">
            <text:p>296.5986328125</text:p>
          </table:table-cell>
          <table:table-cell table:formula="of:=[.C6]-[.B6]" office:value-type="float" office:value="-159.952880859375" calcext:value-type="float">
            <text:p>-159.9528808593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 office:value-type="float" office:value="300.596588134766" calcext:value-type="float">
            <text:p>300.596588134766</text:p>
          </table:table-cell>
          <table:table-cell table:formula="of:=[.C7]-[.B7]" office:value-type="float" office:value="-214.020721435546" calcext:value-type="float">
            <text:p>-214.0207214355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 office:value-type="float" office:value="304.088287353516" calcext:value-type="float">
            <text:p>304.088287353516</text:p>
          </table:table-cell>
          <table:table-cell table:formula="of:=[.C8]-[.B8]" office:value-type="float" office:value="-261.241546630859" calcext:value-type="float">
            <text:p>-261.24154663085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 office:value-type="float" office:value="307.12451171875" calcext:value-type="float">
            <text:p>307.12451171875</text:p>
          </table:table-cell>
          <table:table-cell table:formula="of:=[.C9]-[.B9]" office:value-type="float" office:value="-302.303100585938" calcext:value-type="float">
            <text:p>-302.3031005859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office:value-type="float" office:value="309.75244140625" calcext:value-type="float">
            <text:p>309.75244140625</text:p>
          </table:table-cell>
          <table:table-cell table:formula="of:=[.C10]-[.B10]" office:value-type="float" office:value="-337.842529296875" calcext:value-type="float">
            <text:p>-337.8425292968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office:value-type="float" office:value="312.015655517578" calcext:value-type="float">
            <text:p>312.015655517578</text:p>
          </table:table-cell>
          <table:table-cell table:formula="of:=[.C11]-[.B11]" office:value-type="float" office:value="-368.449615478516" calcext:value-type="float">
            <text:p>-368.4496154785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office:value-type="float" office:value="313.953277587891" calcext:value-type="float">
            <text:p>313.953277587891</text:p>
          </table:table-cell>
          <table:table-cell table:formula="of:=[.C12]-[.B12]" office:value-type="float" office:value="-394.653778076171" calcext:value-type="float">
            <text:p>-394.6537780761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32.039489746094" calcext:value-type="float">
            <text:p>732.039489746094</text:p>
          </table:table-cell>
          <table:table-cell office:value-type="float" office:value="315.566650390625" calcext:value-type="float">
            <text:p>315.566650390625</text:p>
          </table:table-cell>
          <table:table-cell table:formula="of:=[.C13]-[.B13]" office:value-type="float" office:value="-416.472839355469" calcext:value-type="float">
            <text:p>-416.47283935546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51.277221679688" calcext:value-type="float">
            <text:p>751.277221679688</text:p>
          </table:table-cell>
          <table:table-cell office:value-type="float" office:value="316.891204833984" calcext:value-type="float">
            <text:p>316.891204833984</text:p>
          </table:table-cell>
          <table:table-cell table:formula="of:=[.C14]-[.B14]" office:value-type="float" office:value="-434.386016845704" calcext:value-type="float">
            <text:p>-434.38601684570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67.084899902344" calcext:value-type="float">
            <text:p>767.084899902344</text:p>
          </table:table-cell>
          <table:table-cell office:value-type="float" office:value="317.979614257812" calcext:value-type="float">
            <text:p>317.979614257812</text:p>
          </table:table-cell>
          <table:table-cell table:formula="of:=[.C15]-[.B15]" office:value-type="float" office:value="-449.105285644531" calcext:value-type="float">
            <text:p>-449.10528564453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80.072204589844" calcext:value-type="float">
            <text:p>780.072204589844</text:p>
          </table:table-cell>
          <table:table-cell office:value-type="float" office:value="318.873809814453" calcext:value-type="float">
            <text:p>318.873809814453</text:p>
          </table:table-cell>
          <table:table-cell table:formula="of:=[.C16]-[.B16]" office:value-type="float" office:value="-461.198394775391" calcext:value-type="float">
            <text:p>-461.19839477539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90.749145507813" calcext:value-type="float">
            <text:p>790.749145507813</text:p>
          </table:table-cell>
          <table:table-cell office:value-type="float" office:value="319.608947753906" calcext:value-type="float">
            <text:p>319.608947753906</text:p>
          </table:table-cell>
          <table:table-cell table:formula="of:=[.C17]-[.B17]" office:value-type="float" office:value="-471.140197753907" calcext:value-type="float">
            <text:p>-471.14019775390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99.531005859375" calcext:value-type="float">
            <text:p>799.531005859375</text:p>
          </table:table-cell>
          <table:table-cell office:value-type="float" office:value="320.213623046875" calcext:value-type="float">
            <text:p>320.213623046875</text:p>
          </table:table-cell>
          <table:table-cell table:formula="of:=[.C18]-[.B18]" office:value-type="float" office:value="-479.3173828125" calcext:value-type="float">
            <text:p>-479.31738281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06.722839355469" calcext:value-type="float">
            <text:p>806.722839355469</text:p>
          </table:table-cell>
          <table:table-cell office:value-type="float" office:value="320.708801269531" calcext:value-type="float">
            <text:p>320.708801269531</text:p>
          </table:table-cell>
          <table:table-cell table:formula="of:=[.C19]-[.B19]" office:value-type="float" office:value="-486.014038085938" calcext:value-type="float">
            <text:p>-486.01403808593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12.622009277344" calcext:value-type="float">
            <text:p>812.622009277344</text:p>
          </table:table-cell>
          <table:table-cell office:value-type="float" office:value="321.114959716797" calcext:value-type="float">
            <text:p>321.114959716797</text:p>
          </table:table-cell>
          <table:table-cell table:formula="of:=[.C20]-[.B20]" office:value-type="float" office:value="-491.507049560547" calcext:value-type="float">
            <text:p>-491.5070495605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17.474853515625" calcext:value-type="float">
            <text:p>817.474853515625</text:p>
          </table:table-cell>
          <table:table-cell office:value-type="float" office:value="321.449096679687" calcext:value-type="float">
            <text:p>321.449096679687</text:p>
          </table:table-cell>
          <table:table-cell table:formula="of:=[.C21]-[.B21]" office:value-type="float" office:value="-496.025756835938" calcext:value-type="float">
            <text:p>-496.02575683593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21.441040039062" calcext:value-type="float">
            <text:p>821.441040039062</text:p>
          </table:table-cell>
          <table:table-cell office:value-type="float" office:value="321.72216796875" calcext:value-type="float">
            <text:p>321.72216796875</text:p>
          </table:table-cell>
          <table:table-cell table:formula="of:=[.C22]-[.B22]" office:value-type="float" office:value="-499.718872070312" calcext:value-type="float">
            <text:p>-499.718872070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24.671691894531" calcext:value-type="float">
            <text:p>824.671691894531</text:p>
          </table:table-cell>
          <table:table-cell office:value-type="float" office:value="321.944610595703" calcext:value-type="float">
            <text:p>321.944610595703</text:p>
          </table:table-cell>
          <table:table-cell table:formula="of:=[.C23]-[.B23]" office:value-type="float" office:value="-502.727081298828" calcext:value-type="float">
            <text:p>-502.72708129882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27.318176269531" calcext:value-type="float">
            <text:p>827.318176269531</text:p>
          </table:table-cell>
          <table:table-cell office:value-type="float" office:value="322.126831054688" calcext:value-type="float">
            <text:p>322.126831054688</text:p>
          </table:table-cell>
          <table:table-cell table:formula="of:=[.C24]-[.B24]" office:value-type="float" office:value="-505.191345214844" calcext:value-type="float">
            <text:p>-505.19134521484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29.516784667969" calcext:value-type="float">
            <text:p>829.516784667969</text:p>
          </table:table-cell>
          <table:table-cell office:value-type="float" office:value="322.278198242187" calcext:value-type="float">
            <text:p>322.278198242187</text:p>
          </table:table-cell>
          <table:table-cell table:formula="of:=[.C25]-[.B25]" office:value-type="float" office:value="-507.238586425781" calcext:value-type="float">
            <text:p>-507.23858642578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31.336608886719" calcext:value-type="float">
            <text:p>831.336608886719</text:p>
          </table:table-cell>
          <table:table-cell office:value-type="float" office:value="322.403503417969" calcext:value-type="float">
            <text:p>322.403503417969</text:p>
          </table:table-cell>
          <table:table-cell table:formula="of:=[.C26]-[.B26]" office:value-type="float" office:value="-508.93310546875" calcext:value-type="float">
            <text:p>-508.933105468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32.8291015625" calcext:value-type="float">
            <text:p>832.8291015625</text:p>
          </table:table-cell>
          <table:table-cell office:value-type="float" office:value="322.506256103516" calcext:value-type="float">
            <text:p>322.506256103516</text:p>
          </table:table-cell>
          <table:table-cell table:formula="of:=[.C27]-[.B27]" office:value-type="float" office:value="-510.322845458984" calcext:value-type="float">
            <text:p>-510.32284545898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34.0458984375" calcext:value-type="float">
            <text:p>834.0458984375</text:p>
          </table:table-cell>
          <table:table-cell office:value-type="float" office:value="322.590057373047" calcext:value-type="float">
            <text:p>322.590057373047</text:p>
          </table:table-cell>
          <table:table-cell table:formula="of:=[.C28]-[.B28]" office:value-type="float" office:value="-511.455841064453" calcext:value-type="float">
            <text:p>-511.45584106445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35.038696289062" calcext:value-type="float">
            <text:p>835.038696289062</text:p>
          </table:table-cell>
          <table:table-cell office:value-type="float" office:value="322.658416748047" calcext:value-type="float">
            <text:p>322.658416748047</text:p>
          </table:table-cell>
          <table:table-cell table:formula="of:=[.C29]-[.B29]" office:value-type="float" office:value="-512.380279541015" calcext:value-type="float">
            <text:p>-512.38027954101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35.859069824219" calcext:value-type="float">
            <text:p>835.859069824219</text:p>
          </table:table-cell>
          <table:table-cell office:value-type="float" office:value="322.714874267578" calcext:value-type="float">
            <text:p>322.714874267578</text:p>
          </table:table-cell>
          <table:table-cell table:formula="of:=[.C30]-[.B30]" office:value-type="float" office:value="-513.144195556641" calcext:value-type="float">
            <text:p>-513.14419555664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36.546203613281" calcext:value-type="float">
            <text:p>836.546203613281</text:p>
          </table:table-cell>
          <table:table-cell office:value-type="float" office:value="322.76220703125" calcext:value-type="float">
            <text:p>322.76220703125</text:p>
          </table:table-cell>
          <table:table-cell table:formula="of:=[.C31]-[.B31]" office:value-type="float" office:value="-513.783996582031" calcext:value-type="float">
            <text:p>-513.78399658203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37.115844726563" calcext:value-type="float">
            <text:p>837.115844726563</text:p>
          </table:table-cell>
          <table:table-cell office:value-type="float" office:value="322.801422119141" calcext:value-type="float">
            <text:p>322.801422119141</text:p>
          </table:table-cell>
          <table:table-cell table:formula="of:=[.C32]-[.B32]" office:value-type="float" office:value="-514.314422607422" calcext:value-type="float">
            <text:p>-514.3144226074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37.584106445313" calcext:value-type="float">
            <text:p>837.584106445313</text:p>
          </table:table-cell>
          <table:table-cell office:value-type="float" office:value="322.833648681641" calcext:value-type="float">
            <text:p>322.833648681641</text:p>
          </table:table-cell>
          <table:table-cell table:formula="of:=[.C33]-[.B33]" office:value-type="float" office:value="-514.750457763672" calcext:value-type="float">
            <text:p>-514.75045776367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837.966796875" calcext:value-type="float">
            <text:p>837.966796875</text:p>
          </table:table-cell>
          <table:table-cell office:value-type="float" office:value="322.860015869141" calcext:value-type="float">
            <text:p>322.860015869141</text:p>
          </table:table-cell>
          <table:table-cell table:formula="of:=[.C34]-[.B34]" office:value-type="float" office:value="-515.106781005859" calcext:value-type="float">
            <text:p>-515.10678100585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38.279846191406" calcext:value-type="float">
            <text:p>838.279846191406</text:p>
          </table:table-cell>
          <table:table-cell office:value-type="float" office:value="322.881561279297" calcext:value-type="float">
            <text:p>322.881561279297</text:p>
          </table:table-cell>
          <table:table-cell table:formula="of:=[.C35]-[.B35]" office:value-type="float" office:value="-515.398284912109" calcext:value-type="float">
            <text:p>-515.398284912109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838.539306640625" calcext:value-type="float">
            <text:p>838.539306640625</text:p>
          </table:table-cell>
          <table:table-cell office:value-type="float" office:value="322.8994140625" calcext:value-type="float">
            <text:p>322.8994140625</text:p>
          </table:table-cell>
          <table:table-cell table:formula="of:=[.C36]-[.B36]" office:value-type="float" office:value="-515.639892578125" calcext:value-type="float">
            <text:p>-515.6398925781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38.760375976563" calcext:value-type="float">
            <text:p>838.760375976563</text:p>
          </table:table-cell>
          <table:table-cell office:value-type="float" office:value="322.914642333984" calcext:value-type="float">
            <text:p>322.914642333984</text:p>
          </table:table-cell>
          <table:table-cell table:formula="of:=[.C37]-[.B37]" office:value-type="float" office:value="-515.845733642579" calcext:value-type="float">
            <text:p>-515.84573364257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38.949279785156" calcext:value-type="float">
            <text:p>838.949279785156</text:p>
          </table:table-cell>
          <table:table-cell office:value-type="float" office:value="322.927642822266" calcext:value-type="float">
            <text:p>322.927642822266</text:p>
          </table:table-cell>
          <table:table-cell table:formula="of:=[.C38]-[.B38]" office:value-type="float" office:value="-516.02163696289" calcext:value-type="float">
            <text:p>-516.0216369628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39.108825683594" calcext:value-type="float">
            <text:p>839.108825683594</text:p>
          </table:table-cell>
          <table:table-cell office:value-type="float" office:value="322.938629150391" calcext:value-type="float">
            <text:p>322.938629150391</text:p>
          </table:table-cell>
          <table:table-cell table:formula="of:=[.C39]-[.B39]" office:value-type="float" office:value="-516.170196533203" calcext:value-type="float">
            <text:p>-516.17019653320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39.242614746094" calcext:value-type="float">
            <text:p>839.242614746094</text:p>
          </table:table-cell>
          <table:table-cell office:value-type="float" office:value="322.947845458984" calcext:value-type="float">
            <text:p>322.947845458984</text:p>
          </table:table-cell>
          <table:table-cell table:formula="of:=[.C40]-[.B40]" office:value-type="float" office:value="-516.29476928711" calcext:value-type="float">
            <text:p>-516.2947692871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39.354125976563" calcext:value-type="float">
            <text:p>839.354125976563</text:p>
          </table:table-cell>
          <table:table-cell office:value-type="float" office:value="322.955535888672" calcext:value-type="float">
            <text:p>322.955535888672</text:p>
          </table:table-cell>
          <table:table-cell table:formula="of:=[.C41]-[.B41]" office:value-type="float" office:value="-516.398590087891" calcext:value-type="float">
            <text:p>-516.39859008789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39.446899414063" calcext:value-type="float">
            <text:p>839.446899414063</text:p>
          </table:table-cell>
          <table:table-cell office:value-type="float" office:value="322.9619140625" calcext:value-type="float">
            <text:p>322.9619140625</text:p>
          </table:table-cell>
          <table:table-cell table:formula="of:=[.C42]-[.B42]" office:value-type="float" office:value="-516.484985351563" calcext:value-type="float">
            <text:p>-516.48498535156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39.524475097656" calcext:value-type="float">
            <text:p>839.524475097656</text:p>
          </table:table-cell>
          <table:table-cell office:value-type="float" office:value="322.967254638672" calcext:value-type="float">
            <text:p>322.967254638672</text:p>
          </table:table-cell>
          <table:table-cell table:formula="of:=[.C43]-[.B43]" office:value-type="float" office:value="-516.557220458984" calcext:value-type="float">
            <text:p>-516.55722045898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39.590454101563" calcext:value-type="float">
            <text:p>839.590454101563</text:p>
          </table:table-cell>
          <table:table-cell office:value-type="float" office:value="322.971801757812" calcext:value-type="float">
            <text:p>322.971801757812</text:p>
          </table:table-cell>
          <table:table-cell table:formula="of:=[.C44]-[.B44]" office:value-type="float" office:value="-516.61865234375" calcext:value-type="float">
            <text:p>-516.6186523437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39.648254394531" calcext:value-type="float">
            <text:p>839.648254394531</text:p>
          </table:table-cell>
          <table:table-cell office:value-type="float" office:value="322.975769042969" calcext:value-type="float">
            <text:p>322.975769042969</text:p>
          </table:table-cell>
          <table:table-cell table:formula="of:=[.C45]-[.B45]" office:value-type="float" office:value="-516.672485351562" calcext:value-type="float">
            <text:p>-516.67248535156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39.699768066406" calcext:value-type="float">
            <text:p>839.699768066406</text:p>
          </table:table-cell>
          <table:table-cell office:value-type="float" office:value="322.979339599609" calcext:value-type="float">
            <text:p>322.979339599609</text:p>
          </table:table-cell>
          <table:table-cell table:formula="of:=[.C46]-[.B46]" office:value-type="float" office:value="-516.720428466797" calcext:value-type="float">
            <text:p>-516.72042846679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39.744384765625" calcext:value-type="float">
            <text:p>839.744384765625</text:p>
          </table:table-cell>
          <table:table-cell office:value-type="float" office:value="322.982391357422" calcext:value-type="float">
            <text:p>322.982391357422</text:p>
          </table:table-cell>
          <table:table-cell table:formula="of:=[.C47]-[.B47]" office:value-type="float" office:value="-516.761993408203" calcext:value-type="float">
            <text:p>-516.76199340820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39.782897949219" calcext:value-type="float">
            <text:p>839.782897949219</text:p>
          </table:table-cell>
          <table:table-cell office:value-type="float" office:value="322.985046386719" calcext:value-type="float">
            <text:p>322.985046386719</text:p>
          </table:table-cell>
          <table:table-cell table:formula="of:=[.C48]-[.B48]" office:value-type="float" office:value="-516.7978515625" calcext:value-type="float">
            <text:p>-516.79785156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839.815856933594" calcext:value-type="float">
            <text:p>839.815856933594</text:p>
          </table:table-cell>
          <table:table-cell office:value-type="float" office:value="322.987335205078" calcext:value-type="float">
            <text:p>322.987335205078</text:p>
          </table:table-cell>
          <table:table-cell table:formula="of:=[.C49]-[.B49]" office:value-type="float" office:value="-516.828521728516" calcext:value-type="float">
            <text:p>-516.82852172851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839.843994140625" calcext:value-type="float">
            <text:p>839.843994140625</text:p>
          </table:table-cell>
          <table:table-cell office:value-type="float" office:value="322.9892578125" calcext:value-type="float">
            <text:p>322.9892578125</text:p>
          </table:table-cell>
          <table:table-cell table:formula="of:=[.C50]-[.B50]" office:value-type="float" office:value="-516.854736328125" calcext:value-type="float">
            <text:p>-516.8547363281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39.868041992188" calcext:value-type="float">
            <text:p>839.868041992188</text:p>
          </table:table-cell>
          <table:table-cell office:value-type="float" office:value="322.990905761719" calcext:value-type="float">
            <text:p>322.990905761719</text:p>
          </table:table-cell>
          <table:table-cell table:formula="of:=[.C51]-[.B51]" office:value-type="float" office:value="-516.877136230469" calcext:value-type="float">
            <text:p>-516.87713623046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839.888610839844" calcext:value-type="float">
            <text:p>839.888610839844</text:p>
          </table:table-cell>
          <table:table-cell office:value-type="float" office:value="322.992340087891" calcext:value-type="float">
            <text:p>322.992340087891</text:p>
          </table:table-cell>
          <table:table-cell table:formula="of:=[.C52]-[.B52]" office:value-type="float" office:value="-516.896270751953" calcext:value-type="float">
            <text:p>-516.8962707519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39.906311035156" calcext:value-type="float">
            <text:p>839.906311035156</text:p>
          </table:table-cell>
          <table:table-cell office:value-type="float" office:value="322.993560791016" calcext:value-type="float">
            <text:p>322.993560791016</text:p>
          </table:table-cell>
          <table:table-cell table:formula="of:=[.C53]-[.B53]" office:value-type="float" office:value="-516.91275024414" calcext:value-type="float">
            <text:p>-516.9127502441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39.921508789062" calcext:value-type="float">
            <text:p>839.921508789062</text:p>
          </table:table-cell>
          <table:table-cell office:value-type="float" office:value="322.994598388672" calcext:value-type="float">
            <text:p>322.994598388672</text:p>
          </table:table-cell>
          <table:table-cell table:formula="of:=[.C54]-[.B54]" office:value-type="float" office:value="-516.92691040039" calcext:value-type="float">
            <text:p>-516.9269104003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39.934448242187" calcext:value-type="float">
            <text:p>839.934448242187</text:p>
          </table:table-cell>
          <table:table-cell office:value-type="float" office:value="322.995483398437" calcext:value-type="float">
            <text:p>322.995483398437</text:p>
          </table:table-cell>
          <table:table-cell table:formula="of:=[.C55]-[.B55]" office:value-type="float" office:value="-516.93896484375" calcext:value-type="float">
            <text:p>-516.938964843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39.945373535156" calcext:value-type="float">
            <text:p>839.945373535156</text:p>
          </table:table-cell>
          <table:table-cell office:value-type="float" office:value="322.996246337891" calcext:value-type="float">
            <text:p>322.996246337891</text:p>
          </table:table-cell>
          <table:table-cell table:formula="of:=[.C56]-[.B56]" office:value-type="float" office:value="-516.949127197265" calcext:value-type="float">
            <text:p>-516.94912719726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39.954528808594" calcext:value-type="float">
            <text:p>839.954528808594</text:p>
          </table:table-cell>
          <table:table-cell office:value-type="float" office:value="322.996856689453" calcext:value-type="float">
            <text:p>322.996856689453</text:p>
          </table:table-cell>
          <table:table-cell table:formula="of:=[.C57]-[.B57]" office:value-type="float" office:value="-516.957672119141" calcext:value-type="float">
            <text:p>-516.95767211914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39.962158203125" calcext:value-type="float">
            <text:p>839.962158203125</text:p>
          </table:table-cell>
          <table:table-cell office:value-type="float" office:value="322.997406005859" calcext:value-type="float">
            <text:p>322.997406005859</text:p>
          </table:table-cell>
          <table:table-cell table:formula="of:=[.C58]-[.B58]" office:value-type="float" office:value="-516.964752197266" calcext:value-type="float">
            <text:p>-516.96475219726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839.968627929687" calcext:value-type="float">
            <text:p>839.968627929687</text:p>
          </table:table-cell>
          <table:table-cell office:value-type="float" office:value="322.997833251953" calcext:value-type="float">
            <text:p>322.997833251953</text:p>
          </table:table-cell>
          <table:table-cell table:formula="of:=[.C59]-[.B59]" office:value-type="float" office:value="-516.970794677734" calcext:value-type="float">
            <text:p>-516.970794677734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39.974060058594" calcext:value-type="float">
            <text:p>839.974060058594</text:p>
          </table:table-cell>
          <table:table-cell office:value-type="float" office:value="322.998199462891" calcext:value-type="float">
            <text:p>322.998199462891</text:p>
          </table:table-cell>
          <table:table-cell table:formula="of:=[.C60]-[.B60]" office:value-type="float" office:value="-516.975860595703" calcext:value-type="float">
            <text:p>-516.975860595703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839.978637695313" calcext:value-type="float">
            <text:p>839.978637695313</text:p>
          </table:table-cell>
          <table:table-cell office:value-type="float" office:value="322.99853515625" calcext:value-type="float">
            <text:p>322.99853515625</text:p>
          </table:table-cell>
          <table:table-cell table:formula="of:=[.C61]-[.B61]" office:value-type="float" office:value="-516.980102539063" calcext:value-type="float">
            <text:p>-516.98010253906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839.982482910156" calcext:value-type="float">
            <text:p>839.982482910156</text:p>
          </table:table-cell>
          <table:table-cell office:value-type="float" office:value="322.998809814453" calcext:value-type="float">
            <text:p>322.998809814453</text:p>
          </table:table-cell>
          <table:table-cell table:formula="of:=[.C62]-[.B62]" office:value-type="float" office:value="-516.983673095703" calcext:value-type="float">
            <text:p>-516.9836730957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39.985656738281" calcext:value-type="float">
            <text:p>839.985656738281</text:p>
          </table:table-cell>
          <table:table-cell office:value-type="float" office:value="322.9990234375" calcext:value-type="float">
            <text:p>322.9990234375</text:p>
          </table:table-cell>
          <table:table-cell table:formula="of:=[.C63]-[.B63]" office:value-type="float" office:value="-516.986633300781" calcext:value-type="float">
            <text:p>-516.986633300781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839.98828125" calcext:value-type="float">
            <text:p>839.98828125</text:p>
          </table:table-cell>
          <table:table-cell office:value-type="float" office:value="322.999206542969" calcext:value-type="float">
            <text:p>322.999206542969</text:p>
          </table:table-cell>
          <table:table-cell table:formula="of:=[.C64]-[.B64]" office:value-type="float" office:value="-516.989074707031" calcext:value-type="float">
            <text:p>-516.989074707031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839.990417480469" calcext:value-type="float">
            <text:p>839.990417480469</text:p>
          </table:table-cell>
          <table:table-cell office:value-type="float" office:value="322.999328613281" calcext:value-type="float">
            <text:p>322.999328613281</text:p>
          </table:table-cell>
          <table:table-cell table:formula="of:=[.C65]-[.B65]" office:value-type="float" office:value="-516.991088867188" calcext:value-type="float">
            <text:p>-516.99108886718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839.992248535156" calcext:value-type="float">
            <text:p>839.992248535156</text:p>
          </table:table-cell>
          <table:table-cell office:value-type="float" office:value="322.999481201172" calcext:value-type="float">
            <text:p>322.999481201172</text:p>
          </table:table-cell>
          <table:table-cell table:formula="of:=[.C66]-[.B66]" office:value-type="float" office:value="-516.992767333984" calcext:value-type="float">
            <text:p>-516.99276733398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39.994018554688" calcext:value-type="float">
            <text:p>839.994018554688</text:p>
          </table:table-cell>
          <table:table-cell office:value-type="float" office:value="322.999603271484" calcext:value-type="float">
            <text:p>322.999603271484</text:p>
          </table:table-cell>
          <table:table-cell table:formula="of:=[.C67]-[.B67]" office:value-type="float" office:value="-516.994415283204" calcext:value-type="float">
            <text:p>-516.99441528320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839.995666503906" calcext:value-type="float">
            <text:p>839.995666503906</text:p>
          </table:table-cell>
          <table:table-cell office:value-type="float" office:value="322.999694824219" calcext:value-type="float">
            <text:p>322.999694824219</text:p>
          </table:table-cell>
          <table:table-cell table:formula="of:=[.C68]-[.B68]" office:value-type="float" office:value="-516.995971679687" calcext:value-type="float">
            <text:p>-516.995971679687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839.9970703125" calcext:value-type="float">
            <text:p>839.9970703125</text:p>
          </table:table-cell>
          <table:table-cell office:value-type="float" office:value="322.999786376953" calcext:value-type="float">
            <text:p>322.999786376953</text:p>
          </table:table-cell>
          <table:table-cell table:formula="of:=[.C69]-[.B69]" office:value-type="float" office:value="-516.997283935547" calcext:value-type="float">
            <text:p>-516.997283935547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839.998291015625" calcext:value-type="float">
            <text:p>839.998291015625</text:p>
          </table:table-cell>
          <table:table-cell office:value-type="float" office:value="322.999877929688" calcext:value-type="float">
            <text:p>322.999877929688</text:p>
          </table:table-cell>
          <table:table-cell table:formula="of:=[.C70]-[.B70]" office:value-type="float" office:value="-516.998413085938" calcext:value-type="float">
            <text:p>-516.998413085938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839.999206542969" calcext:value-type="float">
            <text:p>839.999206542969</text:p>
          </table:table-cell>
          <table:table-cell office:value-type="float" office:value="322.999938964844" calcext:value-type="float">
            <text:p>322.999938964844</text:p>
          </table:table-cell>
          <table:table-cell table:formula="of:=[.C71]-[.B71]" office:value-type="float" office:value="-516.999267578125" calcext:value-type="float">
            <text:p>-516.9992675781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839.999816894531" calcext:value-type="float">
            <text:p>839.999816894531</text:p>
          </table:table-cell>
          <table:table-cell office:value-type="float" office:value="323" calcext:value-type="float">
            <text:p>323</text:p>
          </table:table-cell>
          <table:table-cell table:formula="of:=[.C72]-[.B72]" office:value-type="float" office:value="-516.999816894531" calcext:value-type="float">
            <text:p>-516.99981689453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3]-[.B73]" office:value-type="float" office:value="-517" calcext:value-type="float">
            <text:p>-517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4]-[.B74]" office:value-type="float" office:value="-517" calcext:value-type="float">
            <text:p>-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22:14:04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9:00:23.440000000</meta:creation-date>
    <dc:date>2018-11-24T22:15:18.371000000</dc:date>
    <meta:editing-duration>PT13H1M43S</meta:editing-duration>
    <meta:editing-cycles>3</meta:editing-cycles>
    <meta:generator>LibreOffice/6.0.6.2$Windows_X86_64 LibreOffice_project/0c292870b25a325b5ed35f6b45599d2ea4458e77</meta:generator>
    <meta:document-statistic meta:table-count="3" meta:cell-count="6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98cm" style:legend-expansion="high" chart:style-name="ch2"/>
        <chart:plot-area chart:style-name="ch3" table:cell-range-address="Sheet1.B2:Sheet1.C6 Sheet1.C1:Sheet1.C1" chart:data-source-has-labels="row" svg:x="0.32cm" svg:y="0.18cm" svg:width="13.825cm" svg:height="8.64cm">
          <chartooo:coordinate-region svg:x="1.143cm" svg:y="0.382cm" svg:width="11.85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scatter">
            <chart:domain table:cell-range-address="Sheet1.B2:Sheet1.B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2">
                <text:p>2552</text:p>
                <draw:g>
                  <svg:desc>Sheet1.B2:Sheet1.B6</svg:desc>
                </draw:g>
              </table:table-cell>
              <table:table-cell office:value-type="float" office:value="582">
                <text:p>58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40">
                <text:p>774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">
                <text:p>7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">
                <text:p>46500</text:p>
              </table:table-cell>
              <table:table-cell office:value-type="float" office:value="10600">
                <text:p>10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